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1c23e0"/>
    </style:style>
    <style:style style:name="P2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paragraph-rsid="001c23e0"/>
    </style:style>
    <style:style style:name="P3" style:family="paragraph" style:parent-style-name="Standard">
      <style:text-properties officeooo:rsid="0021869c" officeooo:paragraph-rsid="0021869c"/>
    </style:style>
    <style:style style:name="P4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officeooo:rsid="001c23e0"/>
    </style:style>
    <style:style style:name="T2" style:family="text">
      <style:text-properties officeooo:rsid="001dd3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appe.ui.form.on("<text:span text:style-name="T1">Interview Pattern statu</text:span><text:span text:style-name="T2">s</text:span>", {</text:p>
      <text:p text:style-name="Standard"><text:s text:c="4"/>"TRIGGER": function(frm) {</text:p>
      <text:p text:style-name="Standard"><text:s text:c="4"/>frappe.model.with_doc("<text:span text:style-name="T1">Interview Pattern</text:span>", frm.doc.TRIGGER, function() {</text:p>
      <text:p text:style-name="Standard"><text:s text:c="8"/>var tabletransfer = frappe.model.get_doc("[<text:span text:style-name="T1">Interview Pattern</text:span>]", frm.doc.[TRIGGER]);</text:p>
      <text:p text:style-name="P1"><text:s text:c="8"/>$.each(tabletransfer.[<text:span text:style-name="T1">Interview Pattern Child</text:span>], function(index, row){</text:p>
      <text:p text:style-name="P1"><text:s text:c="14"/>var d = frm.<text:span text:style-name="T1">new_doc</text:span>();</text:p>
      <text:p text:style-name="P1"><text:s text:c="12"/>d.[<text:span text:style-name="T1">interview_title</text:span>] = r<text:span text:style-name="T1">ow</text:span>.[<text:span text:style-name="T1">interview_title</text:span>];</text:p>
      <text:p text:style-name="P1"><text:s text:c="12"/>d.[<text:span text:style-name="T1">interview_type</text:span>] = row.[<text:span text:style-name="T1">interview_type</text:span>];</text:p>
      <text:p text:style-name="P1"><text:s text:c="12"/>frm.refresh_<text:span text:style-name="T1">doc()</text:span></text:p>
      <text:p text:style-name="P1"><text:s text:c="8"/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appe.ui.form.on("DocTypeB", "Trigger", function(frm) {</text:p>
      <text:p text:style-name="P1"><text:s text:c="4"/>frappe.model.with_doc("DocTypeA", frm.doc.trigger, function() {</text:p>
      <text:p text:style-name="P1"><text:s text:c="8"/>var tabletransfer= frappe.model.get_doc("DocTypeA", frm.doc.Trigger)</text:p>
      <text:p text:style-name="P1"><text:s text:c="8"/>$.each(tabletransfer.ChildTableA, function(index, row){</text:p>
      <text:p text:style-name="P1"><text:s text:c="12"/>d = frm.add_child("ChildTableB");</text:p>
      <text:p text:style-name="P1"><text:s text:c="12"/>d.field1 = row.fielda;</text:p>
      <text:p text:style-name="P1"><text:s text:c="12"/>d.field2 = row.fieldb;</text:p>
      <text:p text:style-name="P1"><text:s text:c="12"/>cur_frm.refresh_field("ChildTableB");</text:p>
      <text:p text:style-name="P1"><text:s text:c="8"/>});</text:p>
      <text:p text:style-name="P1"><text:s text:c="4"/>})</text:p>
      <text:p text:style-name="P1">});</text:p>
      <text:p text:style-name="P1"/>
      <text:p text:style-name="P2">[TARGETDOCTYPE] - The doctype that is being worked in.</text:p>
      <text:list xml:id="list2692291123" text:style-name="L1">
        <text:list-item>
          <text:list>
            <text:list-item>
              <text:p text:style-name="P4">[TARGETCHILDTABLE] - The table to be populated. This value is the name of the table field in the parent doctype. *[TARGETFIELD] - The field name in the target child table.</text:p>
            </text:list-item>
          </text:list>
        </text:list-item>
        <text:list-item>
          <text:p text:style-name="P4">[SOURCEDOCTYPE] - The doctype that contains the information to be pulled</text:p>
          <text:list>
            <text:list-item>
              <text:p text:style-name="P4">[SOURCECHILDTABLE] - The table to pull information from. This value is the name of the table field in the parent doctype. *[SOURCEFIELD] - The field name to pull data from within the table.</text:p>
            </text:list-item>
          </text:list>
        </text:list-item>
        <text:list-item>
          <text:p text:style-name="P4">[TRIGGER] - What causes the function to activate.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var d = frm.add_child("[TARGETCHILDTABLE]");</text:p>
      <text:p text:style-name="Standard"><text:s text:c="12"/>d.[TARGETFIELD1] = row.[SOURCEFIELD1];</text:p>
      <text:p text:style-name="Standard"><text:s text:c="12"/>d.[TARGETFIELD2] = row.[SOURCEFIELD2];</text:p>
      <text:p text:style-name="Standard"><text:s text:c="12"/>frm.refresh_field("[TARGETCHILDTABLE]");</text:p>
      <text:p text:style-name="Standard"><text:s text:c="8"/>});</text:p>
      <text:p text:style-name="Standard"/>
      <text:p text:style-name="Standard"/>
      <text:p text:style-name="Standard"/>
      <text:p text:style-name="Standard"/>
      <text:p text:style-name="Standard"><text:a xlink:type="simple" xlink:href="https://teams.microsoft.com/_#/conversations/48:notes?ctx=chat" text:style-name="Internet_20_link" text:visited-style-name="Visited_20_Internet_20_Link">https://teams.microsoft.com/_#/conversations/48:notes?ctx=chat</text:a></text:p>
      <text:p text:style-name="Standard"/>
      <text:p text:style-name="Standard"/>
      <text:p text:style-name="Standard"/>
      <text:p text:style-name="P3">PUSH CUSTOM APP ON GITHUB</text:p>
      <text:p text:style-name="Standard">https://www.youtube.com/watch?v=YXLqyHBQCDw&amp;list=PL81DRyBlXws97QY57jlUhJxMp3mNa-qU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5:21:09.169596226</meta:creation-date>
    <dc:date>2023-10-31T08:59:31.141901599</dc:date>
    <meta:editing-duration>PT15H40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77" meta:character-count="1870" meta:non-whitespace-character-count="1522"/>
  </office:meta>
</office:document-meta>
</file>